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15054" fo:background-color="#ffff00" loext:char-shading-value="0"/>
    </style:style>
    <style:style style:name="T4" style:family="text">
      <style:text-properties officeooo:rsid="00015054" fo:background-color="#ffff00" loext:char-shading-value="0"/>
    </style:style>
    <style:style style:name="T5" style:family="text">
      <style:text-properties officeooo:rsid="00015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rientff 0 D3_2: -31.447<text:tab/>9.71612e+09</text:p>
      <text:p text:style-name="Standard">dr: 0.24273<text:tab/>-125000</text:p>
      <text:p text:style-name="Standard">----------</text:p>
      <text:p text:style-name="Standard">Orientff 90 D2_1: -31.041<text:tab/>9.71281e+09</text:p>
      <text:p text:style-name="Standard">Orientff 90 D2_2: -30.7649<text:tab/>9.714e+09</text:p>
      <text:p text:style-name="Standard">dr: 0.276106 [-0.02543]<text:tab/>1.1875e+06</text:p>
      <text:p text:style-name="Standard">----------</text:p>
      <text:p text:style-name="Standard">Orientff * D1_1: -30.7548<text:tab/>9.71281e+09</text:p>
      <text:p text:style-name="Standard">Orientff * D1_2: -31.289<text:tab/>9.71438e+09</text:p>
      <text:p text:style-name="Standard">dr: -0.534139 [-0.021]<text:tab/>1.5625e+06</text:p>
      <text:p text:style-name="Standard">----------</text:p>
      <text:p text:style-name="Standard">============Orientation_CNT===========</text:p>
      <text:p text:style-name="Standard">without cnt D0_1: -31.0975<text:tab/>9.71e+09</text:p>
      <text:p text:style-name="Standard">without cnt D0_2: -30.7506<text:tab/>9.71112e+09</text:p>
      <text:p text:style-name="Standard">dr: 0.346928<text:tab/>1.125e+06</text:p>
      <text:p text:style-name="Standard">----------</text:p>
      <text:p text:style-name="Standard">OrientCNT 0 D4_1: -28.7608<text:tab/>9.70819e+09</text:p>
      <text:p text:style-name="Standard">OrientCNT 0 D4_2: -21.8331<text:tab/>9.68781e+09</text:p>
      <text:p text:style-name="Standard">dr: <text:span text:style-name="T2">6.92765</text:span><text:tab/>-2.0375e+07 <text:span text:style-name="T4">Сравнить с зависимостью dR(cnt)</text:span></text:p>
      <text:p text:style-name="Standard">----------</text:p>
      <text:p text:style-name="Standard">OrientCNT 45 D5_1: -28.8433<text:tab/>9.70806e+09</text:p>
      <text:p text:style-name="Standard">OrientCNT 45 D5_2: -24.9838<text:tab/>9.70525e+09</text:p>
      <text:p text:style-name="Standard">dr: 3.8595<text:tab/>-2.8125e+06</text:p>
      <text:p text:style-name="Standard">----------</text:p>
      <text:p text:style-name="Standard">OrientCNT 90 D6_1: -29.3255<text:tab/>9.70888e+09</text:p>
      <text:p text:style-name="Standard">OrientCNT 90 D6_2: -30.0632<text:tab/>9.714e+09</text:p>
      <text:p text:style-name="Standard">dr: -0.737723<text:tab/>5.125e+06</text:p>
      <text:p text:style-name="Standard">----------</text:p>
      <text:p text:style-name="Standard">OrientCNT * D7_1: -28.9304<text:tab/>9.70838e+09</text:p>
      <text:p text:style-name="Standard">OrientCNT * D7_2: -29.4594<text:tab/>9.71188e+09</text:p>
      <text:p text:style-name="Standard">dr: -0.52894<text:tab/>3.5e+06</text:p>
      <text:p text:style-name="Standard">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0:35:22.393970958</meta:creation-date>
    <dc:date>2024-03-24T10:36:12.785657044</dc:date>
    <meta:editing-duration>PT51S</meta:editing-duration>
    <meta:editing-cycles>1</meta:editing-cycles>
    <meta:document-statistic meta:table-count="0" meta:image-count="0" meta:object-count="0" meta:page-count="1" meta:paragraph-count="32" meta:word-count="114" meta:character-count="907" meta:non-whitespace-character-count="825"/>
    <meta:generator>LibreOffice/7.5.9.2$Linux_X86_64 LibreOffice_project/50$Build-2</meta:generator>
  </office:meta>
</office:document-meta>
</file>